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9966cc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2.1cm" svg:x="2cm" svg:y="3cm">
          <text:p text:style-name="P1"><text:span text:style-name="T1">Enregistrement des</text:span></text:p>
          <text:p text:style-name="P1"><text:span text:style-name="T1">Deux nouveux échantill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cm" svg:height="2.8cm" svg:x="1.7cm" svg:y="6.3cm">
          <text:p text:style-name="P2"><text:span text:style-name="T2">Fenêtre complè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6cm" svg:height="2.1cm" svg:x="2cm" svg:y="10.1cm">
          <text:p text:style-name="P1"><text:span text:style-name="T1">Enregistrement des</text:span></text:p>
          <text:p text:style-name="P1"><text:span text:style-name="T1">Deux nouveux échantill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cm" svg:height="2.8cm" svg:x="1.7cm" svg:y="13.3cm">
          <text:p text:style-name="P2"><text:span text:style-name="T2">Calibration en cours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6cm" svg:height="2.1cm" svg:x="2cm" svg:y="17.009cm">
          <text:p text:style-name="P1"><text:span text:style-name="T1">Envoi de la fenêtre aux</text:span></text:p>
          <text:p text:style-name="P1"><text:span text:style-name="T1">Routines de calib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2.1cm" svg:x="7.9cm" svg:y="11.4cm">
          <text:p text:style-name="P1"><text:span text:style-name="T1">Envoi de la fenêtre aux</text:span></text:p>
          <text:p text:style-name="P1"><text:span text:style-name="T1">Routines de calibr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59cm" fo:page-height="22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sycko </meta:initial-creator>
    <meta:creation-date>2013-05-14T12:33:10</meta:creation-date>
    <dc:date>2013-05-14T13:06:57</dc:date>
    <dc:creator>Psycko </dc:creator>
    <meta:editing-duration>P0D</meta:editing-duration>
    <meta:editing-cycles>2</meta:editing-cycles>
    <meta:generator>LibreOffice/3.6$Linux_x86 LibreOffice_project/360m1$Build-2</meta:generator>
    <meta:document-statistic meta:object-count="6"/>
  </office:meta>
</office:document-meta>
</file>